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4pt" style:font-size-asian="14pt" style:font-size-complex="14pt"/>
    </style:style>
    <style:style style:name="P3" style:family="paragraph" style:parent-style-name="Standard" style:list-style-name="L1">
      <style:text-properties style:font-name="Liberation Sans"/>
    </style:style>
    <style:style style:name="P4" style:family="paragraph" style:parent-style-name="Standard" style:list-style-name="L2">
      <style:text-properties style:font-name="Liberation Sans"/>
    </style:style>
    <style:style style:name="P5" style:family="paragraph" style:parent-style-name="Standard" style:list-style-name="L3"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udent Name </text:span>: Dionisio Perez Mavrogenis</text:p>
      <text:p text:style-name="P2"><text:span text:style-name="T1">Project Title </text:span>: A mobile problem reporting Android application</text:p>
      <text:p text:style-name="P2"><text:span text:style-name="T1">Project Supervisor </text:span>: Dr. Alex Rogers</text:p>
      <text:p text:style-name="P2"/>
      <text:p text:style-name="P2"><text:span text:style-name="T1">Project Description </text:span>: This project involves the development of an android application that users will use in order to report problems that <text:span text:style-name="T2">occur</text:span> on the outdoors. The application will give the users the ability to add the following details in their reports: </text:p>
      <text:list xml:id="list355793114" text:style-name="L1">
        <text:list-item>
          <text:p text:style-name="P3"><text:span text:style-name="T3">a title and a more detailed description of the problem</text:span></text:p>
        </text:list-item>
        <text:list-item>
          <text:p text:style-name="P3"><text:span text:style-name="T3"><text:s/>users will have the ability to take a picture of the problem with their phones</text:span></text:p>
        </text:list-item>
        <text:list-item>
          <text:p text:style-name="P3"><text:span text:style-name="T3">each submission will feature GPS location (if the hardware is available on their devices)</text:span></text:p>
        </text:list-item>
        <text:list-item>
          <text:p text:style-name="P3"><text:span text:style-name="T3">they must provide their username with each submission</text:span></text:p>
        </text:list-item>
      </text:list>
      <text:p text:style-name="P1"><text:span text:style-name="T3"/></text:p>
      <text:p text:style-name="P1"><text:span text:style-name="T3">Additionally, the application will be giving the users the chance to :</text:span></text:p>
      <text:list xml:id="list1278045147" text:style-name="L2">
        <text:list-item>
          <text:p text:style-name="P4"><text:span text:style-name="T3">View all their submited reports so far and their resolution status</text:span></text:p>
        </text:list-item>
        <text:list-item>
          <text:p text:style-name="P4"><text:span text:style-name="T3">View a map with with all the unresolved reports on it</text:span></text:p>
        </text:list-item>
        <text:list-item>
          <text:p text:style-name="P4"><text:span text:style-name="T3">In order to avoid mutliple submissions for a problem, a user will be given a list of the most reported problems in their approximate location and have the ability to add themselves as reportes of the problem (sort of a “vote up” functionality)</text:span></text:p>
        </text:list-item>
      </text:list>
      <text:p text:style-name="P1"><text:span text:style-name="T3"/></text:p>
      <text:p text:style-name="P1"><text:span text:style-name="T3">If there are software infrastructure possibilities, this problem reporting application could be connected to the Univerity of Southampton's “planon” (</text:span><text:a xlink:type="simple" xlink:href="http://planon.soton.ac.uk/"><text:span text:style-name="T3">http://planon.soton.ac.uk</text:span></text:a><text:span text:style-name="T3">) problem and maintenance issue reporting platform.</text:span></text:p>
      <text:p text:style-name="P1"><text:span text:style-name="T3"/></text:p>
      <text:p text:style-name="P1"><text:span text:style-name="T3">The scope of the application will be the development of :</text:span></text:p>
      <text:list xml:id="list785025573" text:style-name="L3">
        <text:list-item>
          <text:p text:style-name="P5"><text:span text:style-name="T3">An Android application meeting the above specifications</text:span></text:p>
        </text:list-item>
        <text:list-item>
          <text:p text:style-name="P5"><text:span text:style-name="T3">Development of a database/server infrastructure for report storage and retrieval and/or a connection of the application to the university's maintenance reporting faciliti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08:56:45</meta:creation-date>
    <dc:date>2012-10-09T09:50:43</dc:date>
    <meta:editing-duration>PT37M4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6" meta:word-count="262" meta:character-count="1622" meta:non-whitespace-character-count="1383"/>
  </office:meta>
</office:document-meta>
</file>